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9" style:data-style-name="N0">9</text:variable-set>: Force!</text:p>
      <text:p text:style-name="P2"/>
      <text:list xml:id="list930314849" text:style-name="L1">
        <text:list-item>
          <text:p text:style-name="P3">A 5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591842632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1518095261" text:continue-numbering="true" text:style-name="L1">
        <text:list-item>
          <text:p text:style-name="P3">Two children are playing tug-o-war. <text:s/>Juan has a mass of 30 kg and pulls with a force of 20 N. Carlos has a mass of 20 N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619822172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399766661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151406909" text:continue-numbering="true" text:style-name="L1">
        <text:list-item>
          <text:p text:style-name="P3">A car has a mass of 7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63540500" text:continue-numbering="true" text:style-name="L1">
        <text:list-item>
          <text:p text:style-name="P3">A crane lifts a 10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123040941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074714044" text:continue-numbering="true" text:style-name="L1">
        <text:list-item>
          <text:p text:style-name="P3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1767010874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15140334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80653245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1883453538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499801498" text:continue-numbering="true" text:style-name="L1">
        <text:list-item>
          <text:p text:style-name="P3">A 0.005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2089831338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795677380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316203882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1-01T07:02:40" text:fixed="true" text:date-adjust="PT24H00M00S">11/02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07:02:40</meta:creation-date>
    <meta:editing-duration>PT40S</meta:editing-duration>
    <meta:editing-cycles>3</meta:editing-cycles>
    <meta:generator>LibreOffice/3.5$Linux_X86_64 LibreOffice_project/350m1$Build-3</meta:generator>
    <dc:date>2012-11-01T07:04:15</dc:date>
    <meta:document-statistic meta:table-count="0" meta:image-count="1" meta:object-count="0" meta:page-count="2" meta:paragraph-count="25" meta:word-count="316" meta:character-count="1467" meta:non-whitespace-character-count="1167"/>
  </office:meta>
</office:document-meta>
</file>